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top"/>Page № 1</text:p>
      <text:p text:style-name="P2"/>
      <text:p text:style-name="Standard"><text:bookmark text:name="Page2"/></text:p>
      <text:p text:style-name="P1">Page № 2</text:p>
      <text:p text:style-name="Standard"><text:a xlink:type="simple" xlink:href="#_top" text:style-name="Internet_20_link" text:visited-style-name="Visited_20_Internet_20_Link"><text:span text:style-name="Internet_20_link"><text:span text:style-name="T1">Link №1 to page № 1</text:span>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meta:creation-date>2015-06-03T09:47:00</meta:creation-date>
    <dc:creator>Andrey</dc:creator>
    <dc:date>2015-06-03T09:47:00</dc:date>
    <meta:editing-cycles>3</meta:editing-cycles>
    <meta:editing-duration>P15824DT17H31M44S</meta:editing-duration>
    <meta:document-statistic meta:table-count="0" meta:image-count="0" meta:object-count="0" meta:page-count="2" meta:paragraph-count="3" meta:word-count="12" meta:character-count="35" meta:non-whitespace-character-count="26"/>
    <meta:generator>LibreOffice/4.3.4.1$Windows_x86 LibreOffice_project/bc356b2f991740509f321d70e4512a6a54c5f243</meta:generator>
  </office:meta>
</office:document-meta>
</file>